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29f107"/>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Standard">
      <style:text-properties officeooo:rsid="0032078b" officeooo:paragraph-rsid="0032078b"/>
    </style:style>
    <style:style style:name="P33" style:family="paragraph" style:parent-style-name="Standard">
      <style:text-properties officeooo:rsid="0032ea26" officeooo:paragraph-rsid="0032ea26"/>
    </style:style>
    <style:style style:name="P34" style:family="paragraph" style:parent-style-name="Standard">
      <style:text-properties officeooo:rsid="0039673f" officeooo:paragraph-rsid="0039673f"/>
    </style:style>
    <style:style style:name="P35" style:family="paragraph" style:parent-style-name="Standard">
      <style:text-properties officeooo:rsid="003ad10c" officeooo:paragraph-rsid="003ad10c"/>
    </style:style>
    <style:style style:name="P36" style:family="paragraph" style:parent-style-name="Standard">
      <style:text-properties officeooo:rsid="003ee36f" officeooo:paragraph-rsid="003ad10c"/>
    </style:style>
    <style:style style:name="P37" style:family="paragraph" style:parent-style-name="Standard">
      <style:text-properties officeooo:rsid="003ee36f" officeooo:paragraph-rsid="003ee36f"/>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T9" style:family="text">
      <style:text-properties officeooo:rsid="003588d2"/>
    </style:style>
    <style:style style:name="T10" style:family="text">
      <style:text-properties officeooo:rsid="003659b9"/>
    </style:style>
    <style:style style:name="T11" style:family="text">
      <style:text-properties officeooo:rsid="003e84dc"/>
    </style:style>
    <style:style style:name="T12" style:family="text">
      <style:text-properties officeooo:rsid="003fdc56"/>
    </style:style>
    <style:style style:name="T13" style:family="text">
      <style:text-properties officeooo:rsid="0041b5e0"/>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39"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24">We use a fundamental theorem to distinguish data structures. This is used to create definitions of systems without worrying about the specific implementatio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21">Two <text:span text:style-name="T2">data structures</text:span> are equal only when they expands equally in capacity when the to<text:span text:style-name="T2">p</text:span> system increases in capacity<text:span text:style-name="T2">.</text:span></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38" text:outline-level="2">3 - Capacity</text:h>
      <text:p text:style-name="Text_20_body"/>
      <text:p text:style-name="P14">Because of the fundamental theorem, it is important to understand what we mean with "capacity". We use the following notation:</text:p>
      <text:p text:style-name="P14"><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68cm" svg:height="0.48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4cm" svg:height="0.549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38"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20"/>
      <text:p text:style-name="P20"><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6"><text:span text:style-name="T2">O</text:span>ne data structure can be transformed to another data structure that is not equal:</text:p>
      <text:p text:style-name="P26"/>
      <text:p text:style-name="P26"><draw:frame draw:style-name="fr1" draw:name="Object14" text:anchor-type="as-char" svg:y="-0.386cm" svg:width="6.027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38"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619cm" svg:width="2.484cm" svg:height="1.15cm" draw:z-index="22"><draw:object xlink:href="./Object 23" xlink:type="simple" xlink:show="embed" xlink:actuate="onLoad"/><draw:image xlink:href="./ObjectReplacements/Object 23" xlink:type="simple" xlink:show="embed" xlink:actuate="onLoad"/></draw:frame><text:line-break/></text:p>
      <text:p text:style-name="P32">Now we can use the rule for adressing capacity:</text:p>
      <text:p text:style-name="P32"/>
      <text:p text:style-name="P32"><draw:frame draw:style-name="fr1" draw:name="Object26" text:anchor-type="as-char" svg:y="-1.199cm" svg:width="4.075cm" svg:height="2.311cm" draw:z-index="25"><draw:object xlink:href="./Object 26" xlink:type="simple" xlink:show="embed" xlink:actuate="onLoad"/><draw:image xlink:href="./ObjectReplacements/Object 26" xlink:type="simple" xlink:show="embed" xlink:actuate="onLoad"/></draw:frame></text:p>
      <text:p text:style-name="P31"/>
      <text:p text:style-name="P33">Since this includes all groups and their members, we can define a system H<text:span text:style-name="T9"> for "hypercube" that can address the same amount but does not address group and member separately:</text:span></text:p>
      <text:p text:style-name="P33"/>
      <text:p text:style-name="P33"><draw:frame draw:style-name="fr1" draw:name="Object27" text:anchor-type="as-char" svg:y="-0.377cm" svg:width="2.392cm" svg:height="0.533cm" draw:z-index="26"><draw:object xlink:href="./Object 27" xlink:type="simple" xlink:show="embed" xlink:actuate="onLoad"/><draw:image xlink:href="./ObjectReplacements/Object 27" xlink:type="simple" xlink:show="embed" xlink:actuate="onLoad"/></draw:frame><text:line-break/><text:line-break/><text:span text:style-name="T10">For example, H can be a function that maps natural numbers to an edge. Now we have two different data structures:</text:span></text:p>
      <text:p text:style-name="P33"/>
      <text:p text:style-name="P33"><text:span text:style-name="T10"><draw:frame draw:style-name="fr1" draw:name="Object28" text:anchor-type="as-char" svg:y="-0.554cm" svg:width="2.745cm" svg:height="1.021cm" draw:z-index="27"><draw:object xlink:href="./Object 28" xlink:type="simple" xlink:show="embed" xlink:actuate="onLoad"/><draw:image xlink:href="./ObjectReplacements/Object 28" xlink:type="simple" xlink:show="embed" xlink:actuate="onLoad"/></draw:frame></text:span></text:p>
      <text:p text:style-name="P34">These two solutions are not equivalent, because in the first case we extend the capacity of H as a whole but in the second case we can choose to extend either for groups or for members.</text:p>
      <text:p text:style-name="P34"/>
      <text:h text:style-name="P38" text:outline-level="2">6 - Prime Number System</text:h>
      <text:p text:style-name="P35"/>
      <text:p text:style-name="P35">Prime numbers can be used to store lists in a single natural number. Every natural number<text:span text:style-name="T11">, except 0, </text:span><text:s/>can be written as a product of prime numbers, where the exponent allows encoding of information that is not mixed with the other exponents:</text:p>
      <text:p text:style-name="P35"/>
      <text:p text:style-name="P35"><draw:frame draw:style-name="fr1" draw:name="Object29" text:anchor-type="as-char" svg:y="-0.445cm" svg:width="4.561cm" svg:height="0.577cm" draw:z-index="28"><draw:object xlink:href="./Object 29" xlink:type="simple" xlink:show="embed" xlink:actuate="onLoad"/><draw:image xlink:href="./ObjectReplacements/Object 29" xlink:type="simple" xlink:show="embed" xlink:actuate="onLoad"/></draw:frame></text:p>
      <text:p text:style-name="P35"/>
      <text:p text:style-name="P36">To read back this information, it requires factorization of the number. It is not efficient neither in computation time or memory usage, but it is useful to prove <text:span text:style-name="T13">something amazing about infinite memory</text:span>. If we had infinite binary memory, we could construct this data structure:</text:p>
      <text:p text:style-name="P36"/>
      <text:p text:style-name="P36"><draw:frame draw:style-name="fr1" draw:name="Object30" text:anchor-type="as-char" svg:y="-0.437cm" svg:width="3.15cm" svg:height="0.57cm" draw:z-index="29"><draw:object xlink:href="./Object 30" xlink:type="simple" xlink:show="embed" xlink:actuate="onLoad"/><draw:image xlink:href="./ObjectReplacements/Object 30" xlink:type="simple" xlink:show="embed" xlink:actuate="onLoad"/></draw:frame></text:p>
      <text:p text:style-name="P37">For each power of 'n', we could replace the current data structure with a new one that gives us infinitely more memory, but since all natural numbers can be written as a product of primes, we must give up the data structure we have to replace it with a new one.<text:span text:style-name="T12"> This proves that the choice of a data structure excludes the choice of other data structures stored in same memory. If we wanted to distinguish between the data structures, we would need to store some piece of information in memory telling us how to interpret the data, but there is no memory left!</text:span></text:p>
      <text:p text:style-name="P37"/>
      <text:p text:style-name="P37"><draw:frame draw:style-name="fr1" draw:name="Object31" text:anchor-type="as-char" svg:y="-0.386cm" svg:width="5.817cm" svg:height="0.508cm" draw:z-index="30"><draw:object xlink:href="./Object 31" xlink:type="simple" xlink:show="embed" xlink:actuate="onLoad"/><draw:image xlink:href="./ObjectReplacements/Object 31" xlink:type="simple" xlink:show="embed" xlink:actuate="onLoad"/></draw:frame><text:line-break/></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7:58:00.948041000</dc:date>
    <meta:editing-duration>PT3H6M19S</meta:editing-duration>
    <meta:editing-cycles>47</meta:editing-cycles>
    <meta:generator>LibreOffice/4.1.3.2$MacOSX_x86 LibreOffice_project/70feb7d99726f064edab4605a8ab840c50ec57a</meta:generator>
    <meta:document-statistic meta:table-count="4" meta:image-count="0" meta:object-count="31" meta:page-count="6" meta:paragraph-count="99" meta:word-count="1198" meta:character-count="6732" meta:non-whitespace-character-count="5596"/>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sub>
                      <mi>H</mi>
                      <mi>g</mi>
                    </msub>
                    <mo stretchy="false">+</mo>
                    <msub>
                      <mi>H</mi>
                      <mi>m</mi>
                    </msub>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sub>
                      <mi>H</mi>
                      <mi>g</mi>
                    </msub>
                    <mo stretchy="false">+</mo>
                    <msub>
                      <mi>H</mi>
                      <mi>m</mi>
                    </msub>
                  </mrow>
                </mrow>
                <mo stretchy="false">∣</mo>
              </mrow>
              <mo stretchy="false">=</mo>
              <mrow>
                <mi>n</mi>
                <mo stretchy="false">⋅</mo>
                <msup>
                  <mn>2</mn>
                  <mrow>
                    <mrow>
                      <mi>n</mi>
                      <mo stretchy="false">−</mo>
                      <mn>1</mn>
                    </mrow>
                  </mrow>
                </msup>
              </mrow>
            </mrow>
          </mrow>
        </mtd>
      </mtr>
    </mtable>
    <annotation encoding="StarMath 5.0">lline B sub graph rline = n newline
lline H sub g + H sub m rline = lline H sub g rline lline H sub m rline newline
lline H sub g + H sub m rline =
lline H sub g rline cdot 2 sup {lline H sub g rline - 1} newline
lline H sub g + H sub m rline =
n cdot 2 sup {n - 1}</annotation>
  </semantics>
</math>
</file>

<file path=Object 27/content.xml><?xml version="1.0" encoding="utf-8"?>
<math xmlns="http://www.w3.org/1998/Math/MathML">
  <semantics>
    <mrow>
      <mrow>
        <mrow>
          <msub>
            <mi>H</mi>
            <mi>g</mi>
          </msub>
          <mo stretchy="false">+</mo>
          <msub>
            <mi>H</mi>
            <mi>m</mi>
          </msub>
        </mrow>
        <mo stretchy="false">=</mo>
        <mi>H</mi>
      </mrow>
    </mrow>
    <annotation encoding="StarMath 5.0">H sub g + H sub m = H</annotation>
  </semantics>
</math>
</file>

<file path=Object 28/content.xml><?xml version="1.0" encoding="utf-8"?>
<math xmlns="http://www.w3.org/1998/Math/MathML">
  <semantics>
    <mtable>
      <mtr>
        <mtd>
          <mrow>
            <mi>B</mi>
            <mo stretchy="false">∘</mo>
            <mi>H</mi>
          </mrow>
        </mtd>
      </mtr>
      <mtr>
        <mtd>
          <mrow>
            <mi>B</mi>
            <mo stretchy="false">∘</mo>
            <mrow>
              <msub>
                <mi>H</mi>
                <mi>g</mi>
              </msub>
              <mo stretchy="false">+</mo>
              <mi>B</mi>
            </mrow>
            <mo stretchy="false">∘</mo>
            <msub>
              <mi>H</mi>
              <mi>m</mi>
            </msub>
          </mrow>
        </mtd>
      </mtr>
    </mtable>
    <annotation encoding="StarMath 5.0">B circ H newline
B circ H sub g + B circ H sub m</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i>B</mi>
        <mo stretchy="false">=</mo>
        <mi>B</mi>
      </mrow>
      <mo stretchy="false">∘</mo>
      <mrow>
        <mrow>
          <mo stretchy="false">(</mo>
          <mrow>
            <mrow>
              <mi>X</mi>
              <mo stretchy="false">+</mo>
              <mrow>
                <mo stretchy="false">¬</mo>
                <mi>X</mi>
              </mrow>
            </mrow>
          </mrow>
          <mo stretchy="false">)</mo>
        </mrow>
        <mo stretchy="false">≠</mo>
        <mi>B</mi>
      </mrow>
      <mo stretchy="false">∘</mo>
      <mrow>
        <mi>X</mi>
        <mo stretchy="false">+</mo>
        <mi>B</mi>
      </mrow>
      <mo stretchy="false">∘</mo>
      <mrow>
        <mo stretchy="false">¬</mo>
        <mi>X</mi>
      </mrow>
    </mrow>
    <annotation encoding="StarMath 5.0">B = B circ (X + neg X) neq B circ X + B circ neg X</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